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892cm" svg:height="2.99cm" draw:transform="rotate (-1.55281943549936) translate (6.43704844467978cm 3.1010418049307cm)" svg:viewBox="0 0 4893 2991" svg:d="M108 311c-554 1579 1132 2241 2469 2585 1336 343 2410-267 2309-1352-100-1084-654-1485-1556-1541s-1707 754-1252 2136c98 372 712 240 708 66-409-955 215-1530 708-1586 494-57 674 284 639 732s-320 1138-1210 976-2692-560-2038-1560c71-145-726-628-777-456z">
          <text:p/>
        </draw:path>
        <draw:path draw:style-name="gr1" draw:text-style-name="P1" draw:layer="layout" svg:width="0.903cm" svg:height="0.66cm" draw:transform="rotate (0.984016632274403) translate (5.4865076787315cm 3.86805103117859cm)" svg:viewBox="0 0 904 661" svg:d="M527 644c137-64 329-220 367-368 35-139-27-185-183-242s-352-31-459-3c-278 72-310 187-174 370 136 182 314 308 449 243z">
          <text:p/>
        </draw:path>
        <draw:path draw:style-name="gr1" draw:text-style-name="P1" draw:layer="layout" svg:width="0.835cm" svg:height="0.551cm" draw:transform="skewX (0.00139626340159539) rotate (0.984540231050001) translate (3.7876938941175cm 5.79280944169509cm)" svg:viewBox="0 0 836 552" svg:d="M435 549c170-16 339-143 389-251s-64-201-194-254-268-66-431 3c-163 70-262 182-153 322 109 139 218 195 389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22:00:03.428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